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7f1" officeooo:paragraph-rsid="000b07f1"/>
    </style:style>
    <style:style style:name="P2" style:family="paragraph" style:parent-style-name="Standard" style:list-style-name="L1">
      <style:text-properties officeooo:rsid="000b07f1" officeooo:paragraph-rsid="000b07f1"/>
    </style:style>
    <style:style style:name="P3" style:family="paragraph" style:parent-style-name="Standard">
      <style:text-properties officeooo:rsid="000b07f1" officeooo:paragraph-rsid="000b07f1"/>
    </style:style>
    <style:style style:name="P4" style:family="paragraph" style:parent-style-name="Standard">
      <style:text-properties officeooo:rsid="000d1949" officeooo:paragraph-rsid="000d1949"/>
    </style:style>
    <style:style style:name="T1" style:family="text">
      <style:text-properties officeooo:rsid="000cf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 adventure</text:p>
      <text:list xml:id="list3126034877" text:style-name="L1">
        <text:list-item>
          <text:p text:style-name="P2">single player</text:p>
        </text:list-item>
        <text:list-item>
          <text:p text:style-name="P2">room/tile-based</text:p>
        </text:list-item>
        <text:list-item>
          <text:p text:style-name="P2">English-based input</text:p>
        </text:list-item>
        <text:list-item>
          <text:p text:style-name="P2">enemies get an entire room for themselves</text:p>
        </text:list-item>
        <text:list-item>
          <text:p text:style-name="P2">each room has description</text:p>
        </text:list-item>
        <text:list-item>
          <text:p text:style-name="P2">player must manually pick up items in room</text:p>
        </text:list-item>
        <text:list-item>
          <text:p text:style-name="P2">items have short description and a long description when picked up</text:p>
        </text:list-item>
        <text:list-item>
          <text:p text:style-name="P2">players have unlimited inventory</text:p>
        </text:list-item>
        <text:list-item>
          <text:p text:style-name="P2">player, enemies, and items have stats such as damage, health, and value, but these are purely meta</text:p>
        </text:list-item>
        <text:list-item>
          <text:p text:style-name="P2">weapons have lists of certain phrases to use with them such as “slice” or “stab” for a dagger</text:p>
        </text:list-item>
        <text:list-item>
          <text:p text:style-name="P2">enemies have certain weaknesses, such as “legs” or “head”</text:p>
        </text:list-item>
        <text:list-item>
          <text:p text:style-name="P2">when the player attacks, they must unsheathe their weapon, and then type the the technique of the weapon, followed by one of the enemies weaknesses</text:p>
        </text:list-item>
        <text:list-item>
          <text:p text:style-name="P2">EXAMPLE: stabs (technique) eyes (weakness)</text:p>
        </text:list-item>
        <text:list-item>
          <text:p text:style-name="P2">NARRATIVE BASED, fights are to be treated as puzzles</text:p>
        </text:list-item>
        <text:list-item>
          <text:p text:style-name="P2">clues can be found in rooms as to the weakness of a particular enemy</text:p>
        </text:list-item>
        <text:list-item>
          <text:p text:style-name="P2">some items are for puzzles, such as keys</text:p>
        </text:list-item>
        <text:list-item>
          <text:p text:style-name="P2">most areas will have doors leading in and out of them</text:p>
        </text:list-item>
        <text:list-item>
          <text:p text:style-name="P2">doors are their own tile</text:p>
        </text:list-item>
        <text:list-item>
          <text:p text:style-name="P2">some areas, the player can interact with without moving, such as a livingroom. These are single tile rooms</text:p>
        </text:list-item>
        <text:list-item>
          <text:p text:style-name="P2">some areas will consist of multiple tiles, such as 2x2. The player will have to explore on their own, using directional commands</text:p>
        </text:list-item>
      </text:list>
      <text:p text:style-name="P1">STORY:</text:p>
      <text:p text:style-name="P1">The player starts by waking up in a mysterious underground lab. It is filled with capsules, most likely for other test subjects. The technology seems to be very advanced. The starting area will be a single tile. The player must find a way to get out of the room. There seems to be an exit to the north. There is a glowing object on a table. They pick it up. It glows a light blue. On the other end of the room is a holographic display with a port shaped like the key. You plug it in. You hear a whoosh. The door disintegrates. Left on the display is the anatomy of some strange figure. <text:span text:style-name="T1">You notice an arrow pointing to an extremity on its shoulder. Before you have time to study it further, the system shuts down, the room goes dark. You head to the north passage. </text:span></text:p>
      <text:p text:style-name="P1"><text:tab/><text:span text:style-name="T1">The hallway is long and dark. You keep walking. You arent sure how long you have been walking. A minute, an hour, who knows. At last, you reach</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You wake up in an abandoned ud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8:50:56.912382892</meta:creation-date>
    <dc:date>2020-08-21T21:57:08.053075681</dc:date>
    <meta:editing-duration>PT5M12S</meta:editing-duration>
    <meta:editing-cycles>2</meta:editing-cycles>
    <meta:generator>LibreOffice/6.1.5.2$Linux_ARM_EABI LibreOffice_project/10$Build-2</meta:generator>
    <meta:document-statistic meta:table-count="0" meta:image-count="0" meta:object-count="0" meta:page-count="2" meta:paragraph-count="25" meta:word-count="406" meta:character-count="2141" meta:non-whitespace-character-count="1778"/>
  </office:meta>
</office:document-meta>
</file>